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f1ab" officeooo:paragraph-rsid="0010f1ab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23553" officeooo:paragraph-rsid="0012355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№9.</text:p>
      <text:p text:style-name="P2"/>
      <text:p text:style-name="P2">Тема: <text:span text:style-name="T1">Составление программ со словарями в IDE PyCharm Community.</text:span></text:p>
      <text:p text:style-name="P2"><text:span text:style-name="T1"/></text:p>
      <text:p text:style-name="P2">Цель:<text:span text:style-name="T1"> закрепить усвоенные знания, понятия, навыки алгоритмы, основные принципы составления программ, приобрести навыки составления программ со словарями в IDE PyCharm Community. </text:span></text:p>
      <text:p text:style-name="P2"/>
      <text:p text:style-name="P2">Постановка задачи:</text:p>
      <text:p text:style-name="P2"/>
      <text:p text:style-name="P2">Тип алгоритма:</text:p>
      <text:p text:style-name="P2"/>
      <text:p text:style-name="P2">Текст программы:</text:p>
      <text:p text:style-name="P2"/>
      <text:p text:style-name="P2">Протокол работы программы:</text:p>
      <text:p text:style-name="P2"/>
      <text:p text:style-name="P2">Вывод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f1ab" officeooo:paragraph-rsid="0010f1ab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Студент группы ИС-21 Заглубоцкий М.С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1-26T11:42:15.895516055</dc:date>
    <meta:editing-cycles>3</meta:editing-cycles>
    <meta:editing-duration>PT9M2S</meta:editing-duration>
    <meta:document-statistic meta:table-count="0" meta:image-count="0" meta:object-count="0" meta:page-count="1" meta:paragraph-count="9" meta:word-count="48" meta:character-count="383" meta:non-whitespace-character-count="342"/>
    <meta:user-defined meta:name="Поле 1"/>
    <meta:user-defined meta:name="Поле 2"/>
    <meta:user-defined meta:name="Поле 3"/>
    <meta:user-defined meta:name="Поле 4"/>
  </office:meta>
</office:document-meta>
</file>